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1C27FDD084A7FE1D35A.jpg" manifest:media-type="image/jpeg"/>
  <manifest:file-entry manifest:full-path="Pictures/100002010000019C000000720F55F4997F7163B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" svg:font-family="'Ubuntu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color="#808080" style:font-name="Arial"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e1f2d" officeooo:paragraph-rsid="000e1f2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Arial" fo:font-size="11pt" fo:language="en" fo:country="US" fo:font-style="italic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>
      <style:paragraph-properties fo:line-height="150%"/>
      <style:text-properties fo:color="#d1d5db" style:font-name="Segoe UI" fo:language="en" fo:country="US" fo:background-color="#444654" style:font-name-complex="Segoe UI"/>
    </style:style>
    <style:style style:name="P17" style:family="paragraph" style:parent-style-name="Standard">
      <style:paragraph-properties fo:line-height="150%"/>
      <style:text-properties fo:language="en" fo:country="US"/>
    </style:style>
    <style:style style:name="P18" style:family="paragraph" style:parent-style-name="Standard">
      <style:text-properties fo:color="#6666ff" style:font-name="Arial" fo:font-size="12pt" fo:font-style="italic" style:font-size-asian="12pt" style:font-style-asian="italic" style:font-name-complex="Arial" style:font-size-complex="12pt" style:font-style-complex="italic"/>
    </style:style>
    <style:style style:name="P19" style:family="paragraph" style:parent-style-name="Standard">
      <style:paragraph-properties fo:line-height="150%"/>
      <style:text-properties fo:color="#6666ff" style:font-name="Arial" fo:font-size="12pt" fo:font-style="italic" style:font-size-asian="12pt" style:font-style-asian="italic" style:font-name-complex="Arial" style:font-size-complex="12pt" style:font-style-complex="italic"/>
    </style:style>
    <style:style style:name="P20" style:family="paragraph" style:parent-style-name="Normal_20__28_Web_29_">
      <loext:graphic-properties draw:fill="solid" draw:fill-color="#444654" draw:opacity="100%"/>
      <style:paragraph-properties fo:margin-left="1.27cm" fo:margin-right="0cm" fo:margin-top="0cm" fo:margin-bottom="0cm" loext:contextual-spacing="false" fo:text-indent="0cm" style:auto-text-indent="false" fo:background-color="#444654" fo:padding-left="0.176cm" fo:padding-right="0cm" fo:padding-top="0cm" fo:padding-bottom="0cm" fo:border="0.26pt solid #d9d9e3" style:shadow="none">
        <style:tab-stops/>
      </style:paragraph-properties>
    </style:style>
    <style:style style:name="P21" style:family="paragraph" style:parent-style-name="Normal_20__28_Web_29_">
      <loext:graphic-properties draw:fill="solid" draw:fill-color="#444654" draw:opacity="100%"/>
      <style:paragraph-properties fo:margin-left="1.27cm" fo:margin-right="0cm" fo:margin-top="0cm" fo:margin-bottom="0cm" loext:contextual-spacing="false" fo:text-indent="0cm" style:auto-text-indent="false" fo:background-color="#444654" fo:padding-left="0.176cm" fo:padding-right="0cm" fo:padding-top="0cm" fo:padding-bottom="0cm" fo:border="0.26pt solid #d9d9e3" style:shadow="none">
        <style:tab-stops/>
      </style:paragraph-properties>
      <style:text-properties fo:color="#d1d5db" style:font-name="Segoe UI" style:font-name-complex="Segoe UI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Standard" style:master-page-name="MP0">
      <style:paragraph-properties style:page-number="auto" fo:break-before="page"/>
      <style:text-properties style:font-name="Arial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50%"/>
      <style:text-properties fo:color="#6666ff" style:font-name="Arial" fo:font-size="12pt" fo:font-style="italic" officeooo:rsid="000f542e" officeooo:paragraph-rsid="000f542e" style:font-size-asian="12pt" style:font-style-asian="italic" style:font-name-complex="Arial" style:font-size-complex="12pt" style:font-style-complex="italic"/>
    </style:style>
    <style:style style:name="P25" style:family="paragraph" style:parent-style-name="Normal_20__28_Web_29_" style:list-style-name="L3">
      <loext:graphic-properties draw:fill="solid" draw:fill-color="#444654" draw:opacity="100%"/>
      <style:paragraph-properties fo:margin-top="0cm" fo:margin-bottom="0cm" loext:contextual-spacing="false" fo:background-color="#444654" fo:padding-left="0.176cm" fo:padding-right="0cm" fo:padding-top="0cm" fo:padding-bottom="0cm" fo:border="0.26pt solid #d9d9e3" style:shadow="none"/>
      <style:text-properties fo:color="#d1d5db" style:font-name="Segoe UI" style:font-name-complex="Segoe UI"/>
    </style:style>
    <style:style style:name="P26" style:family="paragraph" style:parent-style-name="Normal_20__28_Web_29_" style:list-style-name="L4">
      <loext:graphic-properties draw:fill="solid" draw:fill-color="#444654" draw:opacity="100%"/>
      <style:paragraph-properties fo:margin-top="0cm" fo:margin-bottom="0cm" loext:contextual-spacing="false" fo:background-color="#444654" fo:padding-left="0.176cm" fo:padding-right="0cm" fo:padding-top="0cm" fo:padding-bottom="0cm" fo:border="0.26pt solid #d9d9e3" style:shadow="none"/>
      <style:text-properties fo:color="#d1d5db" style:font-name="Segoe UI" style:font-name-complex="Segoe UI"/>
    </style:style>
    <style:style style:name="P27" style:family="paragraph" style:parent-style-name="Normal_20__28_Web_29_" style:list-style-name="L5">
      <loext:graphic-properties draw:fill="solid" draw:fill-color="#444654" draw:opacity="100%"/>
      <style:paragraph-properties fo:margin-top="0cm" fo:margin-bottom="0cm" loext:contextual-spacing="false" fo:background-color="#444654" fo:padding-left="0.176cm" fo:padding-right="0cm" fo:padding-top="0cm" fo:padding-bottom="0cm" fo:border="0.26pt solid #d9d9e3" style:shadow="none"/>
      <style:text-properties fo:color="#d1d5db" style:font-name="Segoe UI" style:font-name-complex="Segoe UI"/>
    </style:style>
    <style:style style:name="P28" style:family="paragraph" style:parent-style-name="Normal_20__28_Web_29_" style:list-style-name="L6">
      <loext:graphic-properties draw:fill="solid" draw:fill-color="#444654" draw:opacity="100%"/>
      <style:paragraph-properties fo:margin-top="0cm" fo:margin-bottom="0cm" loext:contextual-spacing="false" fo:background-color="#444654" fo:padding-left="0.176cm" fo:padding-right="0cm" fo:padding-top="0cm" fo:padding-bottom="0cm" fo:border="0.26pt solid #d9d9e3" style:shadow="none"/>
      <style:text-properties fo:color="#d1d5db" style:font-name="Segoe UI" style:font-name-complex="Segoe UI"/>
    </style:style>
    <style:style style:name="P29" style:family="paragraph" style:parent-style-name="Normal_20__28_Web_29_" style:list-style-name="L7">
      <loext:graphic-properties draw:fill="solid" draw:fill-color="#444654" draw:opacity="100%"/>
      <style:paragraph-properties fo:margin-top="0cm" fo:margin-bottom="0cm" loext:contextual-spacing="false" fo:background-color="#444654" fo:padding-left="0.176cm" fo:padding-right="0cm" fo:padding-top="0cm" fo:padding-bottom="0cm" fo:border="0.26pt solid #d9d9e3" style:shadow="none"/>
      <style:text-properties fo:color="#d1d5db" style:font-name="Segoe UI" style:font-name-complex="Segoe UI"/>
    </style:style>
    <style:style style:name="P30" style:family="paragraph" style:parent-style-name="Normal_20__28_Web_29_" style:list-style-name="L8">
      <loext:graphic-properties draw:fill="solid" draw:fill-color="#444654" draw:opacity="100%"/>
      <style:paragraph-properties fo:margin-top="0cm" fo:margin-bottom="0cm" loext:contextual-spacing="false" fo:background-color="#444654" fo:padding-left="0.176cm" fo:padding-right="0cm" fo:padding-top="0cm" fo:padding-bottom="0cm" fo:border="0.26pt solid #d9d9e3" style:shadow="none"/>
      <style:text-properties fo:color="#d1d5db" style:font-name="Segoe UI" style:font-name-complex="Segoe UI"/>
    </style:style>
    <style:style style:name="P31" style:family="paragraph" style:parent-style-name="Text_20_body" style:list-style-name="L1">
      <style:paragraph-properties fo:margin-top="0cm" fo:margin-bottom="0.499cm" loext:contextual-spacing="false" fo:line-height="150%"/>
    </style:style>
    <style:style style:name="P32" style:family="paragraph" style:parent-style-name="Text_20_body" style:list-style-name="L1">
      <style:paragraph-properties fo:margin-top="0cm" fo:margin-bottom="0.499cm" loext:contextual-spacing="false"/>
    </style:style>
    <style:style style:name="P33" style:family="paragraph" style:parent-style-name="Text_20_body" style:list-style-name="L2">
      <style:paragraph-properties fo:margin-top="0cm" fo:margin-bottom="0.499cm" loext:contextual-spacing="false"/>
    </style:style>
    <style:style style:name="T1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800000" style:font-name="Arial" fo:font-size="12pt" fo:font-style="italic" style:font-size-asian="12pt" style:font-style-asian="italic" style:font-name-complex="Arial" style:font-size-complex="12pt" style:font-style-complex="italic"/>
    </style:style>
    <style:style style:name="T8" style:family="text">
      <style:text-properties fo:color="#6666ff" style:font-name="Arial" fo:font-size="12pt" fo:font-style="italic" style:font-size-asian="12pt" style:font-style-asian="italic" style:font-name-complex="Arial" style:font-size-complex="12pt" style:font-style-complex="italic"/>
    </style:style>
    <style:style style:name="T9" style:family="text">
      <style:text-properties fo:color="#d1d5db" style:font-name="Segoe UI" fo:language="en" fo:country="US" fo:background-color="#444654" loext:char-shading-value="0" style:font-name-complex="Segoe UI"/>
    </style:style>
    <style:style style:name="T10" style:family="text">
      <style:text-properties fo:color="#d1d5db" style:font-name="Ubuntu Mono" fo:font-size="10.5pt" fo:language="en" fo:country="US" fo:font-weight="bold" style:font-size-asian="10.5pt" style:font-weight-asian="bold" style:font-size-complex="10.5pt" style:font-weight-complex="bold"/>
    </style:style>
    <style:style style:name="T11" style:family="text">
      <style:text-properties fo:color="#d1d5db" style:font-name="Ubuntu Mono"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">IMPLANTACIÓN DE SISTEMAS OPERATIVOS – 1º ASIR</text:p>
      <text:p text:style-name="P2"/>
      <text:p text:style-name="P3"><text:s/>2ª evaluación 2022-23 – Parte práctica Windows</text:p>
      <text:p text:style-name="P5"/>
      <text:p text:style-name="P13"><text:span text:style-name="Default_20_Paragraph_20_Font"><text:span text:style-name="T1">Instrucciones: </text:span></text:span><text:span text:style-name="Default_20_Paragraph_20_Font"><text:span text:style-name="T2">Rellenar este documento con las salidas de los comados ejecutados y/o capturas demostrativas y posteriormente subirlo al aula virtual.</text:span></text:span></text:p>
      <text:p text:style-name="P4"/>
      <text:p text:style-name="P14"><text:span text:style-name="Default_20_Paragraph_20_Font"><text:span text:style-name="T2">(Se realizará en la máquina virtual Windows Server 2016 sin promocionar </text:span></text:span><text:span text:style-name="Default_20_Paragraph_20_Font"><text:span text:style-name="T7">realizando previamente una instantánea</text:span></text:span><text:span text:style-name="Default_20_Paragraph_20_Font"><text:span text:style-name="T2">)</text:span></text:span></text:p>
      <text:p text:style-name="P6"/>
      <text:p text:style-name="Standard"><text:span text:style-name="Default_20_Paragraph_20_Font"><text:span text:style-name="T3">Ejercicio 1</text:span></text:span><text:span text:style-name="Default_20_Paragraph_20_Font"><text:span text:style-name="T4"> (</text:span></text:span><text:span text:style-name="Default_20_Paragraph_20_Font"><text:span text:style-name="T8">2 puntos</text:span></text:span><text:span text:style-name="Default_20_Paragraph_20_Font"><text:span text:style-name="T4"> mediante CMD)</text:span></text:span></text:p>
      <text:p text:style-name="P8"/>
      <text:p text:style-name="P15"><text:span text:style-name="Default_20_Paragraph_20_Font"><text:span text:style-name="T4">Crear (utilizando tres discos nuevos de Virtualbox) un volumen RAID0 de 300MB formateado NTFS y la letra de unidad R: con tamaño de bloque 2048 y etiqueta </text:span></text:span><text:span text:style-name="Default_20_Paragraph_20_Font"><text:span text:style-name="T5">DATOS1.</text:span></text:span><text:span text:style-name="Default_20_Paragraph_20_Font"><text:span text:style-name="T4"> <text:s/>Después un disco simple (otro disco nuevo Virtualbox) <text:s/>ExFat de 200MB con letra de unidad S: y etiqueta </text:span></text:span><text:span text:style-name="Default_20_Paragraph_20_Font"><text:span text:style-name="T5">DATOS2</text:span></text:span><text:span text:style-name="Default_20_Paragraph_20_Font"><text:span text:style-name="T4"> con tamaño de bloque indiferente</text:span></text:span><text:span text:style-name="Default_20_Paragraph_20_Font"><text:span text:style-name="T5">. </text:span></text:span><text:span text:style-name="Default_20_Paragraph_20_Font"><text:span text:style-name="T4">Saca la lista de discos, particiones y volúmenes a un fichero llamado </text:span></text:span><text:span text:style-name="Default_20_Paragraph_20_Font"><text:span text:style-name="T5">DISKPART.TXT</text:span></text:span><text:span text:style-name="Default_20_Paragraph_20_Font"><text:span text:style-name="T4"> en el =Ssescritorio del administrador y posteriormente muestra su contenido.</text:span></text:span></text:p>
      <text:p text:style-name="P8"/>
      <text:p text:style-name="P6">Get-Disk</text:p>
      <text:p text:style-name="P6"/>
      <text:p text:style-name="P6">$disks = @(Get-Disk -Number &lt;número del disco 1&gt;, &lt;número del disco 2&gt;, &lt;número del disco 3&gt;)</text:p>
      <text:p text:style-name="P6"/>
      <text:p text:style-name="P6">New-VirtualDisk -FriendlyName RAID0 -StoragePoolFriendlyName StoragePool -ResiliencySettingName Simple -NumberOfColumns 3 -UseMaximumSize -ProvisioningType Fixed -Size 300MB -PhysicalDisks $disks</text:p>
      <text:p text:style-name="P6"/>
      <text:p text:style-name="P6">Format-Volume -DriveLetter R -FileSystem NTFS -NewFileSystemLabel DATOS1 -AllocationUnitSize 2048</text:p>
      <text:p text:style-name="P6"/>
      <text:p text:style-name="P6"/>
      <text:p text:style-name="P7">Para la segunda parte del ejercicio</text:p>
      <text:p text:style-name="P6"/>
      <text:p text:style-name="P6">New-Partition -DiskNumber &lt;número del disco&gt; -UseMaximumSize -AssignDriveLetter -IsActive | Format-Volume -FileSystem exFAT -NewFileSystemLabel DATOS2</text:p>
      <text:p text:style-name="P6"/>
      <text:p text:style-name="P6"/>
      <text:p text:style-name="P7">Para tercera parte del ejercico</text:p>
      <text:p text:style-name="P6"/>
      <text:p text:style-name="P6">cd C:\Users\Administrator\Desktop</text:p>
      <text:p text:style-name="P6"/>
      <text:p text:style-name="P6">diskpart</text:p>
      <text:p text:style-name="P6"/>
      <text:p text:style-name="P6"/>
      <text:p text:style-name="P6"><text:soft-page-break/>list disk</text:p>
      <text:p text:style-name="P6">list partition</text:p>
      <text:p text:style-name="P6">list volume</text:p>
      <text:p text:style-name="P6"/>
      <text:p text:style-name="P6">Get-Content | Out-File .\DISKPART.TXT</text:p>
      <text:p text:style-name="P6"/>
      <text:p text:style-name="P6">Get-Content .\DISKPART.TXT</text:p>
      <text:p text:style-name="P6"/>
      <text:p text:style-name="P6"/>
      <text:p text:style-name="P6"/>
      <text:p text:style-name="Standard"><text:span text:style-name="Default_20_Paragraph_20_Font"><text:span text:style-name="T3">Ejercicio 2 </text:span></text:span><text:span text:style-name="Default_20_Paragraph_20_Font"><text:span text:style-name="T4">(4 puntos)</text:span></text:span></text:p>
      <text:p text:style-name="P8"/>
      <text:p text:style-name="P13"><text:span text:style-name="Default_20_Paragraph_20_Font"><text:span text:style-name="T4">-“Mapear” o insertar en Virtualbox la imagen examen.iso que hay en el aula virtual y copiar todo su contenido por comando a la nueva unidad R: <text:s/>a una carpeta nueva llamada </text:span></text:span><text:span text:style-name="Default_20_Paragraph_20_Font"><text:span text:style-name="T5">CONFIDENCIAL</text:span></text:span><text:span text:style-name="Default_20_Paragraph_20_Font"><text:span text:style-name="T4">. Pon atributo de </text:span></text:span><text:span text:style-name="Default_20_Paragraph_20_Font"><text:span text:style-name="T5">solo lectura</text:span></text:span><text:span text:style-name="Default_20_Paragraph_20_Font"><text:span text:style-name="T4"> a todos los ficheros copiados a ésta carpeta. </text:span></text:span><text:span text:style-name="Default_20_Paragraph_20_Font"><text:span text:style-name="T8">(1 punto)</text:span></text:span></text:p>
      <text:p text:style-name="P9"/>
      <text:list xml:id="list512117762" text:style-name="L1">
        <text:list-item text:start-value="5">
          <text:p text:style-name="P31">En la máquina virtual, abre PowerShell como administrador.</text:p>
        </text:list-item>
        <text:list-item>
          <text:p text:style-name="P32">Escribe el siguiente comando para crear la nueva carpeta CONFIDENCIAL en la unidad R: y asignarle el atributo de solo lectura:</text:p>
        </text:list-item>
      </text:list>
      <text:p text:style-name="P22"><text:span text:style-name="Source_20_Text">New-Item -ItemType Directory -Path R:\CONFIDENCIAL | Set-ItemProperty -Name Attributes -Value ReadOnly</text:span></text:p>
      <text:list xml:id="list2110301287" text:style-name="L2">
        <text:list-item>
          <text:p text:style-name="P33">Escribe el siguiente comando para copiar todo el contenido de la imagen examen.iso a la carpeta CONFIDENCIAL en la unidad R: :</text:p>
        </text:list-item>
      </text:list>
      <text:p text:style-name="P22"/>
      <text:p text:style-name="P22"><text:span text:style-name="Source_20_Text">Copy-Item -Path E:\* -Destination R:\CONFIDENCIAL\ -Recurs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Default_20_Paragraph_20_Font"><text:span text:style-name="T4">-Crear por comando un grupo <text:s/>llamado </text:span></text:span><text:span text:style-name="Default_20_Paragraph_20_Font"><text:span text:style-name="T5">soporte </text:span></text:span><text:span text:style-name="Default_20_Paragraph_20_Font"><text:span text:style-name="T4">y usuarios </text:span></text:span><text:span text:style-name="Default_20_Paragraph_20_Font"><text:span text:style-name="T5">operator</text:span></text:span><text:span text:style-name="Default_20_Paragraph_20_Font"><text:span text:style-name="T4"> y </text:span></text:span><text:span text:style-name="Default_20_Paragraph_20_Font"><text:span text:style-name="T5">sysadmin </text:span></text:span><text:span text:style-name="Default_20_Paragraph_20_Font"><text:span text:style-name="T4">con contraseña </text:span></text:span><text:span text:style-name="Default_20_Paragraph_20_Font"><text:span text:style-name="T5">P@ssw0rd</text:span></text:span><text:span text:style-name="Default_20_Paragraph_20_Font"><text:span text:style-name="T4"> pertenecientes al mismo. Añade posteriormente a </text:span></text:span><text:span text:style-name="Default_20_Paragraph_20_Font"><text:span text:style-name="T5">sysadmin</text:span></text:span><text:span text:style-name="Default_20_Paragraph_20_Font"><text:span text:style-name="T4"> también al grupo de </text:span></text:span><text:span text:style-name="Default_20_Paragraph_20_Font"><text:span text:style-name="T5">administradores</text:span></text:span><text:span text:style-name="Default_20_Paragraph_20_Font"><text:span text:style-name="T4">. </text:span></text:span><text:span text:style-name="Default_20_Paragraph_20_Font"><text:span text:style-name="T8">(1 punto)</text:span></text:span></text:p>
      <text:p text:style-name="P13"/>
      <text:p text:style-name="P13"/>
      <text:p text:style-name="P16"><text:soft-page-break/>New-LocalUser -Name operator -Password (ConvertTo-SecureString -String 'P@ssw0rd' -AsPlainText -Force)</text:p>
      <text:p text:style-name="P16"/>
      <text:p text:style-name="P16">Add-LocalGroupMember -Group soporte -Member operator</text:p>
      <text:p text:style-name="P16"/>
      <text:p text:style-name="P13"><text:span text:style-name="Default_20_Paragraph_20_Font"><text:span text:style-name="T9">New-LocalUser -Name sysadmin -Password (ConvertTo-SecureString -String 'P@ssw0rd' -AsPlainText -Force)</text:span></text:span></text:p>
      <text:p text:style-name="P17"/>
      <text:p text:style-name="P13"><text:span text:style-name="Default_20_Paragraph_20_Font"><text:span text:style-name="T9">Add-LocalGroupMember -Group Administradores -Member sysadmin</text:span></text:span></text:p>
      <text:p text:style-name="P17"/>
      <text:list xml:id="list2442725474" text:style-name="L3">
        <text:list-item>
          <text:p text:style-name="P25">Abre PowerShell como administrador.</text:p>
        </text:list-item>
        <text:list-item>
          <text:p text:style-name="P25">Escribe el comando "New-LocalGroup -Name soporte" para crear el grupo "soporte".</text:p>
        </text:list-item>
        <text:list-item>
          <text:p text:style-name="P25">Escribe el comando "New-LocalUser -Name operator -Password (ConvertTo-SecureString -String 'P@ssw0rd' -AsPlainText -Force)" para crear el usuario "operator" con contraseña "P@ssw0rd".</text:p>
        </text:list-item>
        <text:list-item>
          <text:p text:style-name="P25">Escribe el comando "Add-LocalGroupMember -Group soporte -Member operator" para agregar el usuario "operator" al grupo "soporte".</text:p>
        </text:list-item>
        <text:list-item>
          <text:p text:style-name="P25">Escribe el comando "New-LocalUser -Name sysadmin -Password (ConvertTo-SecureString -String 'P@ssw0rd' -AsPlainText -Force)" para crear el usuario "sysadmin" con contraseña "P@ssw0rd".</text:p>
        </text:list-item>
        <text:list-item>
          <text:p text:style-name="P25">Escribe el comando "Add-LocalGroupMember -Group soporte -Member sysadmin" para agregar el usuario "sysadmin" al grupo "soporte".</text:p>
        </text:list-item>
        <text:list-item>
          <text:p text:style-name="P25">Escribe el comando "Add-LocalGroupMember -Group Administrators -Member sysadmin" para agregar el usuario "sysadmin" al grupo de administradores.</text:p>
        </text:list-item>
        <text:list-item>
          <text:p text:style-name="P25">Espera a que los comandos terminen de ejecutarse. Una vez finalizados, tendrás el grupo "soporte" y los usuarios "operator" y "sysadmin" con contraseña "P@ssw0rd" creados y el usuario "sysadmin" agregado al grupo de administradores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Default_20_Paragraph_20_Font"><text:span text:style-name="T4">Meter un listado de los usuarios y grupos locales en un fichero llamado </text:span></text:span><text:span text:style-name="Default_20_Paragraph_20_Font"><text:span text:style-name="T5">usergroups.txt</text:span></text:span><text:span text:style-name="Default_20_Paragraph_20_Font"><text:span text:style-name="T4"> en la unidad R: <text:s/></text:span></text:span><text:span text:style-name="Default_20_Paragraph_20_Font"><text:span text:style-name="T8">(1 punto)</text:span></text:span></text:p>
      <text:list xml:id="list3939675157" text:style-name="L4">
        <text:list-item>
          <text:p text:style-name="P26">Abre PowerShell como administrador.</text:p>
        </text:list-item>
        <text:list-item>
          <text:p text:style-name="P26">Escribe el comando "Get-LocalUser | Out-File -FilePath C:\usergroups.txt" para obtener una lista de los usuarios locales y guardarlos en un archivo llamado "usergroups.txt" en la raíz del disco C.</text:p>
        </text:list-item>
        <text:list-item>
          <text:p text:style-name="P26"><text:soft-page-break/>Escribe el comando "Get-LocalGroup | Out-File -FilePath C:\usergroups.txt -Append" para obtener una lista de los grupos locales y agregarlos al final del archivo "usergroups.txt".</text:p>
        </text:list-item>
        <text:list-item>
          <text:p text:style-name="P26">Espera a que los comandos terminen de ejecutarse. Una vez finalizados, tendrás un archivo llamado "usergroups.txt" en la raíz del disco C que contiene una lista de todos los usuarios y grupos locales.</text:p>
        </text:list-item>
      </text:list>
      <text:p text:style-name="P13"/>
      <text:p text:style-name="P13"/>
      <text:p text:style-name="P13"/>
      <text:p text:style-name="P13"><text:span text:style-name="Default_20_Paragraph_20_Font"><text:span text:style-name="T4">-Chequea </text:span></text:span><text:span text:style-name="Default_20_Paragraph_20_Font"><text:span text:style-name="T5">corrigiendo los posibles problemas</text:span></text:span><text:span text:style-name="Default_20_Paragraph_20_Font"><text:span text:style-name="T4"> encontrados el filesystem en <text:s/>R: <text:s/></text:span></text:span><text:span text:style-name="Default_20_Paragraph_20_Font"><text:span text:style-name="T8">(1 punto)</text:span></text:span></text:p>
      <text:p text:style-name="P19"/>
      <text:list xml:id="list485374100" text:style-name="L5">
        <text:list-item>
          <text:p text:style-name="P27">Abre PowerShell como administrador.</text:p>
        </text:list-item>
        <text:list-item>
          <text:p text:style-name="P27">Escribe el comando "Get-Volume" para obtener una lista de todos los volúmenes del sistema.</text:p>
        </text:list-item>
        <text:list-item>
          <text:p text:style-name="P27">Identifica el volumen que quieres comprobar y corrige los problemas, y toma nota de la letra de la unidad asignada.</text:p>
        </text:list-item>
        <text:list-item>
          <text:p text:style-name="P27">Escribe el comando "Repair-Volume -DriveLetter &lt;letra de la unidad&gt;" para iniciar la comprobación y reparación del sistema de archivos en el volumen correspondiente.</text:p>
        </text:list-item>
      </text:list>
      <text:p text:style-name="P19"/>
      <text:p text:style-name="P24">\</text:p>
      <text:p text:style-name="P19"/>
      <text:p text:style-name="P19"/>
      <text:p text:style-name="P19"/>
      <text:p text:style-name="P8"/>
      <text:p text:style-name="Standard"><text:span text:style-name="Default_20_Paragraph_20_Font"><text:span text:style-name="T3">Ejercicio 3</text:span></text:span></text:p>
      <text:p text:style-name="P8"/>
      <text:p text:style-name="Standard"><text:span text:style-name="Default_20_Paragraph_20_Font"><text:span text:style-name="T4">-Crear enlace </text:span></text:span><text:span text:style-name="Default_20_Paragraph_20_Font"><text:span text:style-name="T5">duro</text:span></text:span><text:span text:style-name="Default_20_Paragraph_20_Font"><text:span text:style-name="T4"> en el escritorio del usuario </text:span></text:span><text:span text:style-name="Default_20_Paragraph_20_Font"><text:span text:style-name="T5">sysadmin</text:span></text:span><text:span text:style-name="Default_20_Paragraph_20_Font"><text:span text:style-name="T4"> hacia llamado </text:span></text:span><text:span text:style-name="Default_20_Paragraph_20_Font"><text:span text:style-name="T5">SERVERS</text:span></text:span><text:span text:style-name="Default_20_Paragraph_20_Font"><text:span text:style-name="T4"> hacia el fichero </text:span></text:span><text:span text:style-name="Default_20_Paragraph_20_Font"><text:span text:style-name="T5">c:\windows\system32\drivers\etc\hosts</text:span></text:span><text:span text:style-name="Default_20_Paragraph_20_Font"><text:span text:style-name="T4"> </text:span></text:span><text:span text:style-name="Default_20_Paragraph_20_Font"><text:span text:style-name="T8">(1 punto)</text:span></text:span></text:p>
      <text:p text:style-name="P10"/>
      <text:p text:style-name="P10"/>
      <text:p text:style-name="P10">Primero inicia sesión</text:p>
      <text:list xml:id="list38630622" text:style-name="L6">
        <text:list-item>
          <text:p text:style-name="P28">Abre PowerShell como administrador.</text:p>
        </text:list-item>
        <text:list-item>
          <text:p text:style-name="P28">Escribe el siguiente comando para crear el enlace duro:</text:p>
        </text:list-item>
      </text:list>
      <text:p text:style-name="P20"><text:span text:style-name="HTML_20_Code"><text:span text:style-name="T10">New-Item -ItemType SymbolicLink -Path "C:\Users\sysadmin\Desktop\SERVERS" -Target "C:\Windows\System32\drivers\etc\hosts"</text:span></text:span></text:p>
      <text:p text:style-name="P21">Este comando crea un enlace duro de tipo "SymbolicLink" con el nombre "SERVERS" en el escritorio del usuario "sysadmin" y lo apunta al archivo "hosts" ubicado en "c:\windows\system32\drivers\etc".</text:p>
      <text:p text:style-name="P10"/>
      <text:p text:style-name="P10"/>
      <text:p text:style-name="P10"/>
      <text:p text:style-name="Standard"><text:span text:style-name="Default_20_Paragraph_20_Font"><text:span text:style-name="T6">-</text:span></text:span><text:span text:style-name="Default_20_Paragraph_20_Font"><text:span text:style-name="T4">Sacar un listado de todos los enlaces existentes en el escritorio del usuario sysadmin</text:span></text:span></text:p>
      <text:p text:style-name="P18">(1 punto)</text:p>
      <text:p text:style-name="P10"/>
      <text:p text:style-name="P10"/>
      <text:list xml:id="list2284651089" text:style-name="L7">
        <text:list-item>
          <text:p text:style-name="P29">Abre PowerShell como administrador.</text:p>
        </text:list-item>
        <text:list-item>
          <text:p text:style-name="P29">Escribe el siguiente comando para navegar a la carpeta del escritorio del usuario "sysadmin":</text:p>
        </text:list-item>
      </text:list>
      <text:p text:style-name="P20"><text:soft-page-break/><text:span text:style-name="HTML_20_Code"><text:span text:style-name="T11">cd C:\Users\sysadmin\Desktop</text:span></text:span></text:p>
      <text:list xml:id="list134229242733546" text:continue-numbering="true" text:style-name="L7">
        <text:list-item>
          <text:p text:style-name="P29">Escribe el siguiente comando para obtener un listado de todos los archivos y carpetas en la carpeta del escritorio del usuario "sysadmin", incluyendo los enlaces:</text:p>
        </text:list-item>
      </text:list>
      <text:p text:style-name="P20"><text:span text:style-name="HTML_20_Code"><text:span text:style-name="T11">Get-ChildItem -Attributes ReparsePoint</text:span></text:span></text:p>
      <text:p text:style-name="P21">Este comando devuelve una lista de todos los enlaces que existen en el escritorio del usuario "sysadmin". Los enlaces se identifican con el atributo "ReparsePoint".</text:p>
      <text:list xml:id="list134230761769295" text:continue-numbering="true" text:style-name="L7">
        <text:list-item>
          <text:p text:style-name="P29">Si deseas guardar el listado en un archivo de texto, escribe el siguiente comando:</text:p>
        </text:list-item>
      </text:list>
      <text:p text:style-name="P20"><text:span text:style-name="HTML_20_Code"><text:span text:style-name="T10">Get-ChildItem -Attributes ReparsePoint | Out-File -FilePath "C:\Users\sysadmin\Desktop\enlaces.txt"</text:span></text:span></text:p>
      <text:p text:style-name="P11"/>
      <text:p text:style-name="P11"/>
      <text:p text:style-name="P11"/>
      <text:p text:style-name="P11"/>
      <text:p text:style-name="P11"/>
      <text:p text:style-name="Standard"><text:span text:style-name="Default_20_Paragraph_20_Font"><text:span text:style-name="T6">-</text:span></text:span><text:span text:style-name="Default_20_Paragraph_20_Font"><text:span text:style-name="T4">Pon permiso de acceso total a todos los del grupo SOPORTE en la carpeta CONFIDENCIAL y muéstralo </text:span></text:span><text:span text:style-name="Default_20_Paragraph_20_Font"><text:span text:style-name="T8">(1 punto)</text:span></text:span></text:p>
      <text:list xml:id="list2983378641" text:style-name="L8">
        <text:list-item>
          <text:p text:style-name="P30">Escribe el siguiente comando para dar permiso de acceso total al grupo "SOPORTE" en la carpeta "CONFIDENCIAL":</text:p>
        </text:list-item>
      </text:list>
      <text:p text:style-name="P20"><text:span text:style-name="HTML_20_Code"><text:span text:style-name="T11">icacls "C:\CONFIDENCIAL" /grant "SOPORTE:(OI)(CI)F"</text:span></text:span></text:p>
      <text:p text:style-name="P21">Este comando agrega un permiso de acceso total (Full Control) al grupo "SOPORTE" en la carpeta "CONFIDENCIAL" y en todos los archivos y subcarpetas que se encuentren dentro de ella. La opción "(OI)(CI)" permite que el permiso se aplique a los objetos secundarios (subcarpetas y archivos) de la carpeta.</text:p>
      <text:list xml:id="list134230208294199" text:continue-numbering="true" text:style-name="L8">
        <text:list-item>
          <text:p text:style-name="P30">Si deseas verificar que se han aplicado los permisos correctamente, escribe el siguiente comando para mostrar la lista de permisos de la carpeta "CONFIDENCIAL":</text:p>
        </text:list-item>
      </text:list>
      <text:p text:style-name="P20"><text:span text:style-name="HTML_20_Code"><text:span text:style-name="T11">icacls "C:\CONFIDENCIAL"</text:span></text:span></text:p>
      <text:p text:style-name="Standard"/>
      <text:p text:style-name="Standard"/>
      <text:p text:style-name="Standard"><text:span text:style-name="Default_20_Paragraph_20_Font"><text:span text:style-name="T4">-Utilizando el editor de directivas locales impide que se pueda utilizar el CMD </text:span></text:span><text:span text:style-name="Default_20_Paragraph_20_Font"><text:span text:style-name="T8">(1 punto)</text:span></text:span></text:p>
      <text:p text:style-name="Standard"/>
      <text:p text:style-name="Standard"/>
      <text:p text:style-name="P8">Configuracion de usuario -&gt; Plantillas administrativas -&gt; sistema o usa el filt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" svg:font-family="'Ubuntu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2pt" fo:letter-spacing="normal" fo:language="es" fo:country="ES" fo:font-style="normal" style:text-underline-style="none" fo:font-weight="normal" style:letter-kerning="true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DejaVu Sans" fo:font-family="'DejaVu Sans'" style:font-family-generic="system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50%" fo:text-align="justify" style:justify-single-word="false" fo:hyphenation-ladder-count="no-limit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50%" fo:text-align="center" style:justify-single-word="false" fo:hyphenation-ladder-count="no-limit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true" loext:hyphenation-no-caps="false"/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true" loext:hyphenation-no-caps="false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line-height="150%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line-height="150%" fo:text-align="justify" style:justify-single-word="false" fo:hyphenation-ladder-count="no-limit" fo:text-indent="1.249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o_20_independiente_20_3" style:display-name="Texto independiente 3" style:family="paragraph" style:parent-style-name="Standard">
      <style:paragraph-properties fo:line-height="150%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tru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tru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style:font-name="Arial" fo:font-size="9pt" style:font-size-asian="9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01cm" fo:margin-bottom="1.27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Imagen1" text:anchor-type="paragraph" svg:x="-1.425cm" svg:y="-1.214cm" svg:width="7.438cm" style:rel-width="scale" svg:height="2.058cm" style:rel-height="scale" draw:z-index="4"><draw:image xlink:href="Pictures/100002010000019C000000720F55F4997F7163B1.png" xlink:type="simple" xlink:show="embed" xlink:actuate="onLoad" loext:mime-type="image/png"/></draw:frame><draw:frame draw:style-name="Mfr1" draw:name="Imagen2" text:anchor-type="paragraph" svg:x="11.617cm" svg:y="-1.388cm" svg:width="6.565cm" style:rel-width="scale" svg:height="2.309cm" style:rel-height="scale" draw:z-index="9"><draw:image xlink:href="Pictures/1000000000000500000001C27FDD084A7FE1D35A.jpg" xlink:type="simple" xlink:show="embed" xlink:actuate="onLoad" loext:mime-type="image/jpeg"/></draw:frame><text:s text:c="2"/></text:p>
        <text:p text:style-name="Standard"/>
        <text:p text:style-name="MP1"><text:s text:c="2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NSTITUTO DE EDUCACIÓN SECUNDARIA</dc:title>
    <meta:initial-creator>IES Luis Braille</meta:initial-creator>
    <meta:creation-date>2006-09-20T23:01:00Z</meta:creation-date>
    <dc:date>2023-04-25T13:42:28.758910735</dc:date>
    <meta:print-date>2009-09-25T08:23:00Z</meta:print-date>
    <meta:editing-cycles>441</meta:editing-cycles>
    <meta:editing-duration>PT11H41M4S</meta:editing-duration>
    <meta:document-statistic meta:table-count="0" meta:image-count="2" meta:object-count="0" meta:page-count="5" meta:paragraph-count="78" meta:word-count="1058" meta:character-count="7596" meta:non-whitespace-character-count="6605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Normal.dotm"/>
  </office:meta>
</office:document-meta>
</file>